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5in" fo:margin-left="-0.0785in" fo:margin-top="0in" fo:margin-bottom="0in" table:align="left" style:writing-mode="lr-tb"/>
    </style:style>
    <style:style style:name="Table1.A" style:family="table-column">
      <style:table-column-properties style:column-width="2.5in"/>
    </style:style>
    <style:style style:name="Table1.1" style:family="table-row">
      <style:table-row-properties style:min-row-height="0.6in" fo:keep-together="auto"/>
    </style:style>
    <style:style style:name="Table1.A1" style:family="table-cell">
      <style:table-cell-properties style:vertical-align="middle" fo:padding-left="0.0785in" fo:padding-right="0.075in" fo:padding-top="0in" fo:padding-bottom="0in" fo:border="0.5pt solid #00000a"/>
    </style:style>
    <style:style style:name="P1" style:family="paragraph" style:parent-style-name="Standard">
      <style:paragraph-properties fo:margin-top="0in" fo:margin-bottom="0.0835in" loext:contextual-spacing="false"/>
    </style:style>
    <style:style style:name="P2" style:family="paragraph" style:parent-style-name="Standard">
      <style:paragraph-properties fo:margin-top="0in" fo:margin-bottom="0.0835in" loext:contextual-spacing="false" fo:line-height="100%" fo:text-align="center" style:justify-single-word="false"/>
    </style:style>
    <style:style style:name="P3" style:family="paragraph" style:parent-style-name="Standard">
      <style:paragraph-properties fo:margin-top="0in" fo:margin-bottom="0.0835in" loext:contextual-spacing="false" fo:line-height="100%" fo:text-align="center" style:justify-single-word="false"/>
      <style:text-properties officeooo:rsid="000f5cfc" officeooo:paragraph-rsid="000f5cfc"/>
    </style:style>
    <style:style style:name="P4" style:family="paragraph" style:parent-style-name="Standard" style:master-page-name="Standard">
      <style:paragraph-properties fo:margin-top="0in" fo:margin-bottom="0.0835in" loext:contextual-spacing="false" style:page-number="auto"/>
    </style:style>
    <style:style style:name="P5" style:family="paragraph" style:parent-style-name="List_20_Paragraph" style:list-style-name="WWNum1">
      <style:paragraph-properties fo:margin-top="0in" fo:margin-bottom="0.0835in" loext:contextual-spacing="true"/>
    </style:style>
    <style:style style:name="T1" style:family="text">
      <style:text-properties style:text-underline-style="solid" style:text-underline-width="auto" style:text-underline-color="font-color"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am Peer Evaluation (Due: 11:59 PM, Wednesday, April 25)</text:span></text:p>
      <text:p text:style-name="P1">The purpose of this form is to gather information to calculate the Team Peer Evaluation grade which is 15% of your grade.</text:p>
      <text:p text:style-name="P1">To gather this information, I am going to ask you to imagine you are the manager of a project team composed of your team mates. Your boss, the owner of the company, has asked you to divide up a bonus of $10,000 between the members of your project team. You as project manager have already received a sizeable bonus, so this is just for your project team, not you (i.e., your other Senior Design team members). The owner has told you that you can divide the bonus up any way you want and you do not have to give a bonus to a team member, if you feel like he or she doesn’t deserve one. But, you have to use all of the $10,000.</text:p>
      <text:p text:style-name="P1">If you feel your team mates all contributed equally, then divide the $10,000 equally. If you feel some members didn't contribute equally, then divide the $10,000 unequally. You may give a team member $0 if you wish. Your grade will be determined by the total bonus you receive from your team mates divided by $10,000 (up to a maximum of 100%). For example, if your team has 5 members including yourself and if they felt you contributed equally, then you should get $2,500 from each of the other 4 members. So, your Team Peer Evaluation would be 4 times $2,500 divided by $10,000, or 100%.</text:p>
      <text:p text:style-name="P1">Please make sure you write down all of your team mates, even if you are going to give them a $0 bonus. Also, make sure the bonuses add up to $10,000.</text:p>
      <text:p text:style-name="P1">If you fail to turn this form in, you will get a 0% for the Team Peer Evaluation.</text:p>
      <text:p text:style-name="P1">This evaluation is confidential and private. It will not be shared with your team mates.</text:p>
      <text:p text:style-name="P1">Fill out this form as follows:</text:p>
      <text:list xml:id="list7846376655847973785" text:style-name="WWNum1">
        <text:list-item>
          <text:p text:style-name="P5">Type the first and last names of your Senior Design team members in the first two columns (Last Name and First Name). Do not include your own name</text:p>
        </text:list-item>
        <text:list-item>
          <text:p text:style-name="P5">In the third column (Bonus), type the bonus for that team member. The amount should be from $0-$10,000. Make sure the total for all team members is $10,000.</text:p>
        </text:list-item>
      </text:list>
      <table:table table:name="Table1" table:style-name="Table1">
        <table:table-column table:style-name="Table1.A" table:number-columns-repeated="3"/>
        <table:table-row table:style-name="Table1.1">
          <table:table-cell table:style-name="Table1.A1" office:value-type="string">
            <text:p text:style-name="P2">Last Name</text:p>
          </table:table-cell>
          <table:table-cell table:style-name="Table1.A1" office:value-type="string">
            <text:p text:style-name="P2">First Name</text:p>
          </table:table-cell>
          <table:table-cell table:style-name="Table1.A1" office:value-type="string">
            <text:p text:style-name="P2">Bonus ($0-$10,000)</text:p>
          </table:table-cell>
        </table:table-row>
        <table:table-row table:style-name="Table1.1">
          <table:table-cell table:style-name="Table1.A1" office:value-type="string">
            <text:p text:style-name="P3">Mosisman</text:p>
          </table:table-cell>
          <table:table-cell table:style-name="Table1.A1" office:value-type="string">
            <text:p text:style-name="P3">Ashli</text:p>
          </table:table-cell>
          <table:table-cell table:style-name="Table1.A1" office:value-type="string">
            <text:p text:style-name="P3">2500</text:p>
          </table:table-cell>
        </table:table-row>
        <table:table-row table:style-name="Table1.1">
          <table:table-cell table:style-name="Table1.A1" office:value-type="string">
            <text:p text:style-name="P3">Hughes</text:p>
          </table:table-cell>
          <table:table-cell table:style-name="Table1.A1" office:value-type="string">
            <text:p text:style-name="P3">Colby</text:p>
          </table:table-cell>
          <table:table-cell table:style-name="Table1.A1" office:value-type="string">
            <text:p text:style-name="P3">2500</text:p>
          </table:table-cell>
        </table:table-row>
        <table:table-row table:style-name="Table1.1">
          <table:table-cell table:style-name="Table1.A1" office:value-type="string">
            <text:p text:style-name="P3">Pechin</text:p>
          </table:table-cell>
          <table:table-cell table:style-name="Table1.A1" office:value-type="string">
            <text:p text:style-name="P3">Alex</text:p>
          </table:table-cell>
          <table:table-cell table:style-name="Table1.A1" office:value-type="string">
            <text:p text:style-name="P3">2500</text:p>
          </table:table-cell>
        </table:table-row>
        <table:table-row table:style-name="Table1.1">
          <table:table-cell table:style-name="Table1.A1" office:value-type="string">
            <text:p text:style-name="P3">Muoghalu</text:p>
          </table:table-cell>
          <table:table-cell table:style-name="Table1.A1" office:value-type="string">
            <text:p text:style-name="P3">James</text:p>
          </table:table-cell>
          <table:table-cell table:style-name="Table1.A1" office:value-type="string">
            <text:p text:style-name="P3">2500</text:p>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4</meta:editing-cycles>
    <meta:print-date>2017-04-14T16:56:00</meta:print-date>
    <meta:creation-date>2018-01-15T19:35:00</meta:creation-date>
    <dc:date>2018-04-25T23:43:11.590978204</dc:date>
    <meta:editing-duration>PT6M6S</meta:editing-duration>
    <meta:generator>LibreOffice/5.1.6.2$Linux_X86_64 LibreOffice_project/10m0$Build-2</meta:generator>
    <meta:document-statistic meta:table-count="1" meta:image-count="0" meta:object-count="0" meta:page-count="1" meta:paragraph-count="25" meta:word-count="406" meta:character-count="2145" meta:non-whitespace-character-count="1766"/>
    <meta:user-defined meta:name="AppVersion">12.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